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10f614" style:parent-style-name="Standard">
      <style:paragraph-properties fo:break-after="page"/>
    </style:style>
    <style:style style:family="paragraph" style:name="a9be944" style:parent-style-name="Standard">
      <style:paragraph-properties fo:break-before="page"/>
    </style:style>
    <style:style style:family="paragraph" style:name="aa1dc0e" style:parent-style-name="Standard">
      <style:paragraph-properties fo:break-before="page"/>
    </style:style>
  </office:automatic-styles>
  <office:body>
    <office:text>
      <text:p text:style-name="Standard">111</text:p>
      <text:p text:style-name="aa1dc0e">(ctrl+return)</text:p>
      <text:p text:style-name="Standard">222</text:p>
      <text:p text:style-name="a9be944">333 (attr, page break before this)</text:p>
      <text:p text:style-name="a10f614">44444 (attr, page break after this)<text:s/></text:p>
      <text:p text:style-name="Standard">55555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1</dc:date>
    <meta:editing-cycles>2</meta:editing-cycles>
    <meta:editing-duration>PT0.007S</meta:editing-duration>
  </office:meta>
</office:document-meta>
</file>